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font-weight="bold" officeooo:rsid="001e6ad8" officeooo:paragraph-rsid="001e6ad8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bold" officeooo:rsid="001e6ad8" officeooo:paragraph-rsid="001e6ad8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e6ad8" officeooo:paragraph-rsid="001e6ad8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fo:font-size="12pt" fo:font-weight="normal" officeooo:rsid="002046f7" officeooo:paragraph-rsid="002046f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.3cm" style:auto-text-indent="false"/>
      <style:text-properties fo:font-size="12pt" fo:font-weight="normal" officeooo:rsid="001e6ad8" officeooo:paragraph-rsid="001e6a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3cm" style:auto-text-indent="false"/>
      <style:text-properties fo:font-size="12pt" fo:font-weight="normal" officeooo:rsid="001e6ad8" officeooo:paragraph-rsid="001ef47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  <style:text-properties fo:font-size="12pt" fo:font-weight="normal" officeooo:rsid="00211320" officeooo:paragraph-rsid="002113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1.3cm" style:auto-text-indent="false"/>
      <style:text-properties fo:font-size="12pt" fo:font-weight="normal" officeooo:rsid="00248c5e" officeooo:paragraph-rsid="00248c5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1.3cm" style:auto-text-indent="false"/>
      <style:text-properties fo:font-size="12pt" fo:font-style="italic" fo:font-weight="normal" officeooo:rsid="0025e7ef" officeooo:paragraph-rsid="0025e7e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/>
      <style:text-properties fo:font-size="12pt" fo:font-weight="normal" officeooo:rsid="001e6ad8" officeooo:paragraph-rsid="001e6a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.199cm" style:contextual-spacing="false" fo:line-height="150%" fo:text-align="start" style:justify-single-word="false" fo:text-indent="1.3cm" style:auto-text-indent="false"/>
      <style:text-properties fo:font-size="12pt" fo:font-weight="normal" officeooo:rsid="002046f7" officeooo:paragraph-rsid="002046f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/>
      <style:text-properties fo:font-size="12pt" fo:font-weight="normal" officeooo:rsid="00211320" officeooo:paragraph-rsid="0021132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.199cm" style:contextual-spacing="false" fo:line-height="150%" fo:text-align="start" style:justify-single-word="false" fo:text-indent="1.3cm" style:auto-text-indent="false"/>
      <style:text-properties fo:font-size="12pt" fo:font-weight="normal" officeooo:rsid="00248c5e" officeooo:paragraph-rsid="00248c5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.199cm" style:contextual-spacing="false" fo:line-height="150%" fo:text-align="start" style:justify-single-word="false" fo:text-indent="1.3cm" style:auto-text-indent="false"/>
      <style:text-properties fo:font-size="12pt" fo:font-style="italic" fo:font-weight="normal" officeooo:rsid="00211320" officeooo:paragraph-rsid="00211320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margin-top="0cm" fo:margin-bottom="0.199cm" style:contextual-spacing="false" fo:line-height="150%" fo:text-align="start" style:justify-single-word="false" fo:text-indent="1.3cm" style:auto-text-indent="false"/>
      <style:text-properties fo:font-size="12pt" fo:font-style="italic" fo:font-weight="normal" officeooo:rsid="0025e7ef" officeooo:paragraph-rsid="0025e7ef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cm" fo:margin-bottom="0.199cm" style:contextual-spacing="false" fo:line-height="150%" fo:text-align="start" style:justify-single-word="false" fo:text-indent="1.3cm" style:auto-text-indent="false"/>
      <style:text-properties fo:font-size="12pt" fo:font-style="italic" fo:font-weight="bold" officeooo:rsid="00248c5e" officeooo:paragraph-rsid="00248c5e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margin-left="0cm" fo:margin-right="0cm" fo:margin-top="0cm" fo:margin-bottom="0.199cm" style:contextual-spacing="false" fo:line-height="150%" fo:text-align="start" style:justify-single-word="false" fo:text-indent="1.3cm" style:auto-text-indent="false"/>
      <style:text-properties fo:font-size="12pt" fo:font-style="italic" fo:font-weight="bold" officeooo:rsid="0022bab5" officeooo:paragraph-rsid="0022bab5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margin-left="0cm" fo:margin-right="0cm" fo:margin-top="0cm" fo:margin-bottom="0.199cm" style:contextual-spacing="false" fo:line-height="150%" fo:text-align="start" style:justify-single-word="false" fo:text-indent="1.3cm" style:auto-text-indent="false"/>
      <style:text-properties fo:font-size="12pt" fo:font-style="italic" fo:font-weight="bold" officeooo:rsid="0022bab5" officeooo:paragraph-rsid="0025e7ef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margin-left="0cm" fo:margin-right="0cm" fo:margin-top="0cm" fo:margin-bottom="0.199cm" style:contextual-spacing="false" fo:line-height="150%" fo:text-align="start" style:justify-single-word="false" fo:text-indent="1.3cm" style:auto-text-indent="false"/>
      <style:text-properties fo:font-style="italic" officeooo:paragraph-rsid="00211320" style:font-style-asian="italic" style:font-style-complex="italic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1.3cm" style:auto-text-indent="false" style:page-number="auto"/>
      <style:text-properties fo:font-size="12pt" fo:font-weight="normal" officeooo:rsid="001ef476" officeooo:paragraph-rsid="001ef47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.3cm" style:contextual-spacing="false" fo:line-height="150%" fo:text-align="start" style:justify-single-word="false" fo:text-indent="1.3cm" style:auto-text-indent="false"/>
      <style:text-properties fo:font-size="12pt" fo:font-weight="normal" officeooo:rsid="001e6ad8" officeooo:paragraph-rsid="001e6ad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.3cm" style:contextual-spacing="false" fo:line-height="150%" fo:text-align="start" style:justify-single-word="false" fo:text-indent="1.3cm" style:auto-text-indent="false"/>
      <style:text-properties fo:font-size="12pt" fo:font-weight="normal" officeooo:rsid="00248c5e" officeooo:paragraph-rsid="00248c5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.3cm" style:contextual-spacing="false" fo:line-height="150%" fo:text-align="justify" style:justify-single-word="false" fo:text-indent="1.3cm" style:auto-text-indent="false"/>
      <style:text-properties fo:font-size="12pt" fo:font-weight="normal" officeooo:rsid="0022bab5" officeooo:paragraph-rsid="0022bab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.3cm" style:contextual-spacing="false" fo:line-height="150%" fo:text-align="start" style:justify-single-word="false" fo:text-indent="1.3cm" style:auto-text-indent="false"/>
      <style:text-properties fo:font-size="12pt" fo:font-style="italic" fo:font-weight="bold" officeooo:rsid="001e6ad8" officeooo:paragraph-rsid="001e6ad8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3cm" style:auto-text-indent="false"/>
      <style:text-properties fo:font-size="12pt" fo:font-style="italic" fo:font-weight="normal" officeooo:rsid="0025e7ef" officeooo:paragraph-rsid="0025e7ef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">
      <style:paragraph-properties fo:margin-top="0cm" fo:margin-bottom="0.3cm" style:contextual-spacing="false" fo:line-height="150%" fo:text-align="justify" style:justify-single-word="false"/>
      <style:text-properties fo:font-size="12pt" fo:font-weight="normal" officeooo:rsid="001e6ad8" officeooo:paragraph-rsid="001e6ad8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.3cm" style:contextual-spacing="false" fo:line-height="150%" fo:text-align="justify" style:justify-single-word="false"/>
      <style:text-properties fo:font-size="12pt" fo:font-weight="normal" officeooo:rsid="002046f7" officeooo:paragraph-rsid="002046f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.3cm" style:contextual-spacing="false" fo:line-height="150%" fo:text-align="start" style:justify-single-word="false"/>
      <style:text-properties fo:font-size="14pt" fo:font-weight="bold" officeooo:rsid="00211320" officeooo:paragraph-rsid="0021132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.3cm" style:contextual-spacing="false" fo:line-height="150%" fo:text-align="start" style:justify-single-word="false"/>
      <style:text-properties fo:font-size="14pt" fo:font-weight="bold" officeooo:rsid="0022bab5" officeooo:paragraph-rsid="0022bab5" style:font-size-asian="14pt" style:font-weight-asian="bold" style:font-size-complex="14pt" style:font-weight-complex="bold"/>
    </style:style>
    <style:style style:name="T1" style:family="text">
      <style:text-properties officeooo:rsid="001ef476"/>
    </style:style>
    <style:style style:name="T2" style:family="text">
      <style:text-properties fo:font-size="12pt" fo:font-weight="normal" officeooo:rsid="00211320" style:font-size-asian="12pt" style:font-weight-asian="normal" style:font-size-complex="12pt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5e7ef" style:font-style-asian="normal" style:font-style-complex="normal"/>
    </style:style>
    <style:style style:name="T5" style:family="text">
      <style:text-properties officeooo:rsid="0025e7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«К»</text:p>
      <text:p text:style-name="P2">Общее описание</text:p>
      <text:p text:style-name="P10">Задача реализована в виде программы, выполняющейся из командной строки, которая исполняет функции простой электронной таблицы, каждая ячейка которой в исходном виде может содержать:</text:p>
      <text:list xml:id="list5641733425347908815" text:style-name="L1">
        <text:list-item>
          <text:p text:style-name="P3">Ничего.</text:p>
        </text:list-item>
        <text:list-item>
          <text:p text:style-name="P3">Неотрицательное целое число.</text:p>
        </text:list-item>
        <text:list-item>
          <text:p text:style-name="P3">Текстовые строки, которые начинаются с символа '.</text:p>
        </text:list-item>
        <text:list-item>
          <text:p text:style-name="P26">Строки-выражения, которые начинаются с символа '=' и могут содержать неотрицательные целые числа, ссылки на ячейки и простые арифметические выражения. При этом скобки запрещены, а все операции имеют одинаковый приоритет; ссылки на ячейки состоят из одной латинской буквы и следующей за ней цифры.</text:p>
        </text:list-item>
      </text:list>
      <text:p text:style-name="P24">Грамматика содержимого ячеек:</text:p>
      <text:p text:style-name="P20">&lt;ячейка&gt; ::= | &lt;неотрицательное целое число&gt; | &lt;текст&gt; | &lt;выражение&gt;</text:p>
      <text:p text:style-name="P5">&lt;выражение&gt; ::= '=' &lt;<text:span text:style-name="T1">о</text:span>перанд&gt; {&lt;<text:span text:style-name="T1">операция</text:span>&gt; &lt;<text:span text:style-name="T1">операнд</text:span>&gt;}</text:p>
      <text:p text:style-name="P6">&lt;<text:span text:style-name="T1">операнд</text:span>&gt; ::= &lt;<text:span text:style-name="T1">ссылка на ячейку</text:span>&gt; | &lt;<text:span text:style-name="T1">неотрицательное целое число</text:span>&gt; </text:p>
      <text:p text:style-name="P6">&lt;<text:span text:style-name="T1">ссылка на ячейку</text:span>&gt; ::= [A-Za-z][0-9]</text:p>
      <text:p text:style-name="P5">&lt;<text:span text:style-name="T1">операция</text:span>&gt; ::= '+' | '-' | '*' | '/'</text:p>
      <text:p text:style-name="P21"><text:span text:style-name="T1">&lt;текст&gt; </text:span>::= '\'' {<text:span text:style-name="T1">&lt;печатный символ&gt;</text:span>}</text:p>
      <text:p text:style-name="P11">В результате выполнения программы в таблице:</text:p>
      <text:list xml:id="list8194123051000264178" text:style-name="L2">
        <text:list-item>
          <text:p text:style-name="P4">Все выражения заменяются на вычисленный результат. Вычисления выполняются с помощью целочисленной арифметики со знаком, при этом операции над строками запрещены</text:p>
        </text:list-item>
        <text:list-item>
          <text:p text:style-name="P4">Ячейки с текстом вычисляются как соответствующий текст без префикса '.</text:p>
        </text:list-item>
        <text:list-item>
          <text:p text:style-name="P4">В случае возникновения ошибок при вычислении, в соответствующей ячейке будет содержаться слово-сообщение об ошибке, начинающееся с </text:p>
        </text:list-item>
        <text:list-item>
          <text:p text:style-name="P27">символа '#'.</text:p>
        </text:list-item>
      </text:list>
      <text:p text:style-name="P28">Ввод и вывод</text:p>
      <text:p text:style-name="P7">Программа получает описание таблицы из стандартного ввода, вычисляет ее и печатает полученный результат в стандартный вывод.</text:p>
      <text:p text:style-name="P7"><text:soft-page-break/>Входные данные представлены таблицей, элементы строк которой разделены табуляциями. При этом первая строка содержит пару чисел, разделенных табуляцией - высоту и ширину таблицы соответственно. Далее на вход поступают строки с ячейками таблицы, содержание которых соответствует грамматике, описанной выше.</text:p>
      <text:p text:style-name="P12">На выходе таблица имеет идентичный формат (содержимое ячеек вычислено), но без первой строки с размерами.</text:p>
      <text:p text:style-name="P16">Пример</text:p>
      <text:p text:style-name="P19"><text:span text:style-name="T2">Ввод:</text:span></text:p>
      <text:p text:style-name="P8">3<text:tab/>4</text:p>
      <text:p text:style-name="P8">12<text:tab/><text:tab/><text:tab/>=C2<text:tab/><text:tab/>3<text:tab/><text:tab/>'Sample</text:p>
      <text:p text:style-name="P8">=A1+B1*C1/5<text:tab/>=A2*B1<text:tab/>=B3-C3<text:tab/>'Spread</text:p>
      <text:p text:style-name="P13">'Test<text:tab/><text:tab/><text:tab/>=4-3<text:tab/><text:tab/>5<text:tab/><text:tab/>'Sheet</text:p>
      <text:p text:style-name="P14">Вывод:</text:p>
      <text:p text:style-name="P8">12<text:tab/>-4<text:tab/>3<text:tab/>Sample</text:p>
      <text:p text:style-name="P8">4<text:tab/>-16<text:tab/>-4<text:tab/>Spread</text:p>
      <text:p text:style-name="P22">Test<text:tab/>1<text:tab/>5<text:tab/>Sheet</text:p>
      <text:p text:style-name="P29">Структура программы</text:p>
      <text:p text:style-name="P23">Диаграмма классов и диаграмма последовательности прилагаются.</text:p>
      <text:p text:style-name="P29">Описание ошибок</text:p>
      <text:p text:style-name="P17">Ошибки чтения <text:span text:style-name="T5">из стандартного ввода</text:span>:</text:p>
      <text:p text:style-name="P9">«Some cells are missing in the row N»<text:span text:style-name="T3"> - во входной таблице в N-ой строке ячеек меньше, чем было заявлено.</text:span></text:p>
      <text:p text:style-name="P9">«Wrong cell number in the row N» <text:span text:style-name="T3">- во входной таблице в N-ой строке ячеек больше, чем было заявлено.</text:span></text:p>
      <text:p text:style-name="P9">«Some rows are missing»<text:span text:style-name="T3"> - во входной таблице строк меньше, чем было заявлено.</text:span></text:p>
      <text:p text:style-name="P9">«There are some excess rows»<text:span text:style-name="T3"> - во входной таблице строк больше, чем было заявлено.</text:span></text:p>
      <text:p text:style-name="P9">«Error in input stream» <text:span text:style-name="T3">- ошибка при чтении строки из стандартного ввода.</text:span></text:p>
      <text:p text:style-name="P15">«Error while parsing first string» <text:span text:style-name="T3">- ошибка при чтении строки с размерами таблицы.</text:span></text:p>
      <text:p text:style-name="P17">Ошибки при <text:span text:style-name="T5">обращении к </text:span>яче<text:span text:style-name="T5">йке</text:span>:</text:p>
      <text:p text:style-name="P9">«ERROR: This cell is not a number»<text:span text:style-name="T3"> - данная ячейка не является числом.</text:span></text:p>
      <text:p text:style-name="P9">«ERROR: This cell has not string result» <text:span text:style-name="T3">- у данной ячейки нет строкового значения. </text:span></text:p>
      <text:p text:style-name="P18"><text:soft-page-break/><text:span text:style-name="T3">Ошибки при </text:span><text:span text:style-name="T4">вычислении </text:span><text:span text:style-name="T3">яче</text:span><text:span text:style-name="T4">ек</text:span><text:span text:style-name="T3">:</text:span></text:p>
      <text:p text:style-name="P25">«#Looping»<text:span text:style-name="T3"> - обнаружено зацикливание ссылок при вычислении выражения.</text:span></text:p>
      <text:p text:style-name="P25"><text:span text:style-name="T3">«</text:span>#Parsing_error<text:span text:style-name="T3">» - выражение некорректно.</text:span></text:p>
      <text:p text:style-name="P25"><text:span text:style-name="T3">«</text:span>#Incorrect_cell_format<text:span text:style-name="T3">» - некорректный формат содержимого ячейки (не соответствует описанной выше грамматике).</text:span></text:p>
      <text:p text:style-name="P25"><text:span text:style-name="T3">«</text:span>#Division_by_zero<text:span text:style-name="T3">» - при вычислении произошло деление на ноль.</text:span></text:p>
      <text:p text:style-name="P25"><text:span text:style-name="T3">«</text:span>#Incorrect_cell_type<text:span text:style-name="T3">» - некорректный тип ячей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3:36:31.621957789</meta:creation-date>
    <dc:date>2015-12-12T00:39:22.711407380</dc:date>
    <meta:editing-duration>PT47M1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3" meta:paragraph-count="52" meta:word-count="468" meta:character-count="3211" meta:non-whitespace-character-count="2792"/>
  </office:meta>
</office:document-meta>
</file>